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20pt" style:font-size-asian="20pt" style:font-size-complex="20pt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P4" style:family="paragraph" style:parent-style-name="Standard">
      <style:text-properties style:font-name="Arial" officeooo:rsid="00424a9f" officeooo:paragraph-rsid="00424a9f"/>
    </style:style>
    <style:style style:name="P5" style:family="paragraph" style:parent-style-name="Standard">
      <style:text-properties style:font-name="Arial" officeooo:rsid="0043e89d" officeooo:paragraph-rsid="0043e89d"/>
    </style:style>
    <style:style style:name="P6" style:family="paragraph" style:parent-style-name="Standard">
      <style:text-properties style:font-name="Arial" officeooo:rsid="0046302d" officeooo:paragraph-rsid="0046302d"/>
    </style:style>
    <style:style style:name="T1" style:family="text">
      <style:text-properties officeooo:rsid="001c93d0"/>
    </style:style>
    <style:style style:name="T2" style:family="text">
      <style:text-properties officeooo:rsid="001e274c"/>
    </style:style>
    <style:style style:name="T3" style:family="text">
      <style:text-properties officeooo:rsid="00200740"/>
    </style:style>
    <style:style style:name="T4" style:family="text">
      <style:text-properties officeooo:rsid="0043e89d"/>
    </style:style>
    <style:style style:name="T5" style:family="text">
      <style:text-properties officeooo:rsid="004587bb"/>
    </style:style>
    <style:style style:name="T6" style:family="text">
      <style:text-properties officeooo:rsid="0046302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owi Podcast „Fairtrade, Label und Ökosiegel“</text:p>
      <text:p text:style-name="P1">Clara und Linus H.</text:p>
      <text:p text:style-name="P1"/>
      <text:p text:style-name="P3">Was ist Fairtrade?</text:p>
      <text:p text:style-name="P1"/>
      <text:p text:style-name="P1">Fragen:</text:p>
      <text:p text:style-name="P4">1) <text:span text:style-name="T4">Was ist Fairtrade?</text:span></text:p>
      <text:p text:style-name="P5">2) <text:span text:style-name="T6">kann man Fairtradesiegeln vertrauen?</text:span></text:p>
      <text:p text:style-name="P6">3) inwiefern verändern Fairtradesiegel meinen / unseren Konsumverbrauch verändert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08:52:36.491309775</meta:creation-date>
    <meta:generator>LibreOffice/6.4.7.2$Linux_X86_64 LibreOffice_project/40$Build-2</meta:generator>
    <dc:date>2022-03-01T12:08:10.677962726</dc:date>
    <meta:editing-duration>PT2H1M25S</meta:editing-duration>
    <meta:editing-cycles>23</meta:editing-cycles>
    <meta:document-statistic meta:table-count="0" meta:image-count="0" meta:object-count="0" meta:page-count="1" meta:paragraph-count="7" meta:word-count="32" meta:character-count="229" meta:non-whitespace-character-count="204"/>
  </office:meta>
</office:document-meta>
</file>